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office:version="1.2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Heading_20_2" style:master-page-name="Standard">
      <style:paragraph-properties style:page-number="auto"/>
    </style:style>
    <text:list-style style:name="L1">
      <text:list-level-style-bullet text:level="1" text:style-name="Bullet_20_Symbols" style:num-suffix="." text:bullet-char="●">
        <style:list-level-properties text:list-level-position-and-space-mode="label-alignment">
          <style: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○">
        <style:list-level-properties text:list-level-position-and-space-mode="label-alignment">
          <style: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■">
        <style:list-level-properties text:list-level-position-and-space-mode="label-alignment">
          <style: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○">
        <style:list-level-properties text:list-level-position-and-space-mode="label-alignment">
          <style: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■">
        <style:list-level-properties text:list-level-position-and-space-mode="label-alignment">
          <style: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○">
        <style:list-level-properties text:list-level-position-and-space-mode="label-alignment">
          <style: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■">
        <style:list-level-properties text:list-level-position-and-space-mode="label-alignment">
          <style: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Analysis Model</text:h>
      <text:p text:style-name="Text_20_body">Es tracta d'un model descriptiu dels casos d'us del sistema que ens representa els objectes i tot el conjunt de relacions entre ells.</text:p>
      <text:h text:style-name="Heading_20_3" text:outline-level="3">Canvis respecte l'analisi</text:h>
      <text:p text:style-name="Text_20_body">A continuació descriurem quins han set els principals canvis que s'han portat a terme respecte als diagrames obtinguts com a resultat del procés d'anàlisi del sistema.</text:p>
      <text:p text:style-name="Text_20_body">Així doncs, per a cadascuna de les capes em realitzat els seguents canvis:</text:p>
      <text:list text:style-name="L1">
        <text:list-item>
          <text:p text:style-name="P1">Capa presentació: Aquesta capa esta formada bàsicament pels mateixos packages, i el que em fet a sigut adaptar el disseny de l'interacció amb el sistema extern d'acord a les decisions de disseny preses, així com <text:s/>l'aplicació del patró DTO.</text:p>
        </text:list-item>
        <text:list-item>
          <text:p text:style-name="P1">Capa domini: En aquesta capa em aplicat els patrons per a millorar el disseny global del sistema. Destacarem l'ús que em fet del patró <text:s/>singleton, el patro estat i finalment el patró DTO, encara que aquest ha sigut utilitzat a la part de la capa de presentació.</text:p>
        </text:list-item>
        <text:list-item>
          <text:p text:style-name="P1">Capa de dades: Conté la interacció amb la base de dades.</text:p>
        </text:list-item>
      </text:list>
      <text:p text:style-name="Text_20_body">A continuació procedirem a descriure per a cadascuna de les capes els packages que conté.</text:p>
      <text:h text:style-name="Heading_20_4" text:outline-level="4">Capa presentació</text:h>
      <text:p text:style-name="Text_20_body">A continuació presentem tots els packages que estan inclosos dins de la capa de presentació.</text:p>
      <text:h text:style-name="Heading_20_5" text:outline-level="5">Package &lt;GestioComandesContractes&gt;</text:h>
      <text:p text:style-name="Text_20_body">Classes de la interficie que recullen les pantalles relacionades amb la gestió de les comandes i els contractes. Bàsicament continuen mantenent la mateixa estructura que a l'analisi sent la principal modificació la inclussió del patró DTO per a la comunicació amb el sistema extern.</text:p>
      <text:h text:style-name="Heading_20_5" text:outline-level="5">Package&lt;Planificacio&gt;</text:h>
      <text:p text:style-name="Text_20_body">Aquest package recull les classes de la interficie de totes les pantalles de la planificació. Aquestes pantalles simplement s'han adaptat les pantalles a la tecnologia utilitzada.</text:p>
      <text:h text:style-name="Heading_20_5" text:outline-level="5">Package&lt;SistemaEntregaRecepcio&gt;</text:h>
      <text:p text:style-name="Text_20_body">Aquest package recull les classes de la interficie de les pantalles d'entrega i recepció i com en el cas anterior només s'han modificat per adaptar-les a la tecnologia utilitzada.</text:p>
      <text:h text:style-name="Heading_20_4" text:outline-level="4">Capa domini</text:h>
      <text:p text:style-name="Text_20_body">A continuació presentem tots els packages que estan inclosos dins de la capa de domini.</text:p>
      <text:h text:style-name="Heading_20_5" text:outline-level="5"><text:soft-page-break/>Package &lt;GestioComandesContractes&gt;</text:h>
      <text:p text:style-name="Text_20_body">Trobem les classes de la interficie que recullen els controladors relacionats amb la gestió de comandes i contractes. No s'han sofert canvis significatius, tret de la conversió del controladors d'analisi a session beans, i el fet d'aplicar els patrons de disseny com han sigut el singleton i l'estat.</text:p>
      <text:h text:style-name="Heading_20_5" text:outline-level="5">Package&lt;Planificacio&gt;</text:h>
      <text:p text:style-name="Text_20_body">Aquest package recull les classes dels controladors de la planificació. Respecte al package descrit a l'analisi els principals canvis que trobem són l'adaptació dels controladors a session beans.</text:p>
      <text:h text:style-name="Heading_20_5" text:outline-level="5">Package&lt;SistemaEntregaRecepcio&gt;</text:h>
      <text:p text:style-name="Text_20_body">Com en el cas anterior, aquest package recull els controladors del sistema d'entrega i recepció, i els únics canvis a mencionar que s'hagin produit és la modificació dels controladors en session beans. <text:s/></text:p>
      <text:h text:style-name="Heading_20_4" text:outline-level="4">Capa dades</text:h>
      <text:p text:style-name="Text_20_body">A continuació presentem tots els packages que estan inclosos dins de la capa de presentació.</text:p>
      <text:h text:style-name="Heading_20_5" text:outline-level="5">Package &lt;GestioComandesContractes&gt;</text:h>
      <text:p text:style-name="Text_20_body">Conté les classes que representen la informació relativa a tots les funcionalitats referents a la gestió de comandes i contractes. El principal canvi que s'ha realitzat ha sigut convertir-se en entity bean.</text:p>
      <text:h text:style-name="Heading_20_5" text:outline-level="5">Package&lt;Planificacio&gt;</text:h>
      <text:p text:style-name="Text_20_body">En aquest package ens trobem totes les classes que representen la informació de la planificació del sistema. El principal canvi que s'ha realitzat ha sigut convertir-se en entity bean.</text:p>
      <text:h text:style-name="Heading_20_5" text:outline-level="5">Package&lt;SistemaEntregaRecepcio&gt;</text:h>
      <text:p text:style-name="Text_20_body">Conté les classes que representen la informació relativa a tots les funcionalitats referents a la entrega i recepcio. El principal canvi que s'ha realitzat ha sigut convertir-se en entity bean.</text:p>
      <text:h text:style-name="Heading_20_5" text:outline-level="5">Package&lt;GestioClients&gt;</text:h>
      <text:p text:style-name="Text_20_body">Trobem en aquest package totes les classes relacionades amb la informació originada per la getió dels clients.El principal canvi que s'ha realitzat ha sigut convertir-se en entity bean.</text:p>
      <text:h text:style-name="Heading_20_5" text:outline-level="5">Package&lt;SistemaFinancer&gt;</text:h>
      <text:p text:style-name="Text_20_body">Finalment en el package de sistema financer trobem totes les classes que representen la informació del sistema financer. El principal canvi que s'ha realitzat ha sigut convertir-se en entity bea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office:version="1.2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list-level-position-and-space-mode="label-width-and-position" text:min-label-distance="0.381cm"/>
      </text:outline-level-style>
      <text:outline-level-style text:level="2" style:num-format="">
        <style:list-level-properties text:list-level-position-and-space-mode="label-width-and-position" text:min-label-distance="0.381cm"/>
      </text:outline-level-style>
      <text:outline-level-style text:level="3" style:num-format="">
        <style:list-level-properties text:list-level-position-and-space-mode="label-width-and-position" text:min-label-distance="0.381cm"/>
      </text:outline-level-style>
      <text:outline-level-style text:level="4" style:num-format="">
        <style:list-level-properties text:list-level-position-and-space-mode="label-width-and-position" text:min-label-distance="0.381cm"/>
      </text:outline-level-style>
      <text:outline-level-style text:level="5" style:num-format="">
        <style:list-level-properties text:list-level-position-and-space-mode="label-width-and-position" text:min-label-distance="0.381cm"/>
      </text:outline-level-style>
      <text:outline-level-style text:level="6" style:num-format="">
        <style:list-level-properties text:list-level-position-and-space-mode="label-width-and-position" text:min-label-distance="0.381cm"/>
      </text:outline-level-style>
      <text:outline-level-style text:level="7" style:num-format="">
        <style:list-level-properties text:list-level-position-and-space-mode="label-width-and-position" text:min-label-distance="0.381cm"/>
      </text:outline-level-style>
      <text:outline-level-style text:level="8" style:num-format="">
        <style:list-level-properties text:list-level-position-and-space-mode="label-width-and-position" text:min-label-distance="0.381cm"/>
      </text:outline-level-style>
      <text:outline-level-style text:level="9" style:num-format="">
        <style:list-level-properties text:list-level-position-and-space-mode="label-width-and-position" text:min-label-distance="0.381cm"/>
      </text:outline-level-style>
      <text:outline-level-style text:level="10" style:num-format="">
        <style:list-level-properties text:list-level-position-and-space-mode="label-width-and-position"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width-and-position" text:min-label-width="0.499cm"/>
      </text:list-level-style-number>
      <text:list-level-style-number text:level="2" text:style-name="Numbering_20_Symbols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text:style-name="Numbering_20_Symbols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text:style-name="Numbering_20_Symbols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text:style-name="Numbering_20_Symbols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text:style-name="Numbering_20_Symbols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text:style-name="Numbering_20_Symbols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text:style-name="Numbering_20_Symbols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text:style-name="Numbering_20_Symbols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text:style-name="Numbering_20_Symbols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2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3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4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5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2$Build-9301</meta:generator>
    <dc:title>CANCEL•LAR COMANDA</dc:title>
    <meta:initial-creator>LCFIB</meta:initial-creator>
    <meta:creation-date>2008-04-24T08:22:00</meta:creation-date>
    <dc:creator>Vicente Escandell Miguel</dc:creator>
    <dc:date>2008-06-06T01:16:31</dc:date>
    <dc:language>es-ES</dc:language>
    <meta:editing-cycles>56</meta:editing-cycles>
    <meta:editing-duration>PT06H07M06S</meta:editing-duration>
    <meta:document-statistic meta:table-count="0" meta:image-count="0" meta:object-count="0" meta:page-count="2" meta:paragraph-count="37" meta:word-count="603" meta:character-count="3975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